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201000009F9000009F8975FA244.png" manifest:version="1.2"/>
  <manifest:file-entry manifest:media-type="image/png" manifest:full-path="Pictures/10000201000000DC000000B734AB3E5F.png" manifest:version="1.2"/>
  <manifest:file-entry manifest:media-type="image/jpeg" manifest:full-path="Pictures/1000000000000296000001CE8228FAB8.jpg" manifest:version="1.2"/>
  <manifest:file-entry manifest:media-type="application/xml" manifest:full-path="settings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ORGANIZATIONAL MARKDOWN DOCUMENTATION WORK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size="10pt" fo:font-style="normal" style:font-style-asian="italic" style:font-style-complex="italic"/>
    </style:style>
    <style:style style:name="Header" style:family="paragraph" style:parent-style-name="Standard" style:class="extra">
      <style:paragraph-properties fo:margin-top="0.0201in" fo:margin-bottom="0in" fo:padding="0.0201in" fo:border-left="none" fo:border-right="none" fo:border-top="none" fo:border-bottom="0.0008in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008in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font-name="Times New Roman" fo:font-size="9pt" fo:font-style="normal" fo:text-shadow="none" style:text-underline-style="none" fo:font-weight="normal" style:font-name-asian="Arial2" style:font-style-asian="normal" style:font-name-complex="Arial2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auto-update="true" style:class="text" style:master-page-name="">
      <style:paragraph-properties fo:margin-top="0.0598in" fo:margin-bottom="0in" fo:line-height="150%" style:page-number="auto" fo:background-color="transparent" style:shadow="none" fo:keep-with-next="always">
        <style:background-image/>
      </style:paragraph-properties>
      <style:text-properties fo:text-transform="uppercase" fo:color="#eb803c" style:font-name="Arial2" fo:font-size="15pt" fo:font-style="normal" fo:font-weight="bold" fo:background-color="transparent" style:font-name-asian="MS Mincho" style:font-size-asian="15pt" style:font-style-asian="normal" style:font-weight-asian="bold" style:font-name-complex="Arial5" style:font-size-complex="15pt" style:font-style-complex="normal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fo:margin-left="0.5209in" fo:margin-right="0in" fo:text-align="center" style:justify-single-word="false" fo:text-indent="0in" style:auto-text-indent="false" style:page-number="auto" fo:background-color="transparent">
        <style:tab-stops/>
        <style:background-image/>
      </style:paragraph-properties>
      <style:text-properties fo:font-size="9pt"/>
    </style:style>
    <style:style style:name="Company_20_Title" style:display-name="Company Title" style:family="paragraph" style:parent-style-name="Table_20_Contents">
      <style:paragraph-properties fo:line-height="150%" fo:background-color="transparent" style:shadow="none">
        <style:background-image/>
      </style:paragraph-properties>
      <style:text-properties fo:color="#280099" style:font-name="Arial2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 style:auto-update="true" style:master-page-name="">
      <style:paragraph-properties fo:line-height="150%" fo:text-align="center" style:justify-single-word="false" style:page-number="auto"/>
      <style:text-properties fo:text-transform="uppercase" style:use-window-font-color="true" style:font-name="Arial1" fo:font-size="18pt" fo:font-style="normal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 style:auto-update="true" style:master-page-name="">
      <style:paragraph-properties fo:line-height="150%" fo:text-align="center" style:justify-single-word="false" style:page-number="auto"/>
      <style:text-properties fo:text-transform="uppercase" fo:color="#f58220" style:font-name="Arial" fo:font-size="36pt" style:font-size-asian="32pt" style:font-size-complex="32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5in" fo:margin-right="0in" fo:text-indent="-0.5in" style:auto-text-indent="false" style:page-number="auto" fo:background-color="transparent">
        <style:tab-stops/>
        <style:background-image/>
      </style:paragraph-properties>
      <style:text-properties fo:font-variant="normal" fo:text-transform="none" fo:color="#ed8031" style:font-name="Arial2" fo:font-size="12pt" fo:font-style="normal" fo:font-weight="bold" style:font-size-asian="12pt" style:font-style-asian="normal" style:font-weight-asian="normal" style:font-name-complex="Arial5" style:font-size-complex="12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text-indent="-0.5in" style:auto-text-indent="false">
        <style:tab-stops/>
      </style:paragraph-properties>
      <style:text-properties fo:font-variant="normal" fo:text-transform="none" fo:color="#000000" style:font-name="Arial2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indent="-0.5in" style:auto-text-indent="false">
        <style:tab-stops/>
      </style:paragraph-properties>
      <style:text-properties fo:font-variant="normal" fo:text-transform="none" fo:color="#000000" style:font-name="Arial1" fo:font-size="10.5pt" fo:font-style="normal" fo:font-weight="bold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Arial1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size="10pt"/>
    </style:style>
    <style:style style:name="List_20_1" style:display-name="List 1" style:family="paragraph" style:parent-style-name="List" style:list-style-name="List_20_1" style:class="list" style:master-page-name="">
      <style:paragraph-properties fo:margin-top="0.0201in" fo:margin-bottom="0.0799in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fo:background-color="transparen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  <style:background-image/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fo:text-align="justify" style:justify-single-word="false"/>
    </style:style>
    <style:style style:name="Table_20_Heading1" style:display-name="Table Heading1" style:family="paragraph" style:parent-style-name="Table_20_Heading" style:auto-update="true" style:master-page-name="">
      <style:paragraph-properties fo:text-align="start" style:justify-single-word="false" style:page-number="auto" fo:background-color="transparent" style:shadow="none" style:vertical-align="middle">
        <style:tab-stops/>
        <style:background-image/>
      </style:paragraph-properties>
      <style:text-properties style:use-window-font-color="true"/>
    </style:style>
    <style:style style:name="Table_20_Heading2" style:display-name="Table Heading2" style:family="paragraph" style:parent-style-name="Table_20_Contents" style:auto-update="true" style:master-page-name="">
      <style:paragraph-properties fo:line-height="150%" fo:text-align="start" style:justify-single-word="false" style:page-number="auto" fo:background-color="transparent" style:shadow="none" style:vertical-align="middle">
        <style:tab-stops/>
        <style:background-image/>
      </style:paragraph-properties>
      <style:text-properties style:use-window-font-color="true"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 style:master-page-name="">
      <style:paragraph-properties fo:text-align="justify" style:justify-single-word="false" style:page-number="auto" fo:background-color="transparent">
        <style:tab-stops/>
        <style:background-image/>
      </style:paragraph-properties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Text" style:family="paragraph" style:parent-style-name="Caption" style:class="extra"/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11in" fo:line-height="150%" fo:text-align="center" style:justify-single-word="false"/>
      <style:text-properties fo:color="#5a5a5a" style:font-name="Arial4" fo:font-size="18pt" fo:letter-spacing="0.0102in" fo:font-style="italic" style:font-size-asian="18pt" style:font-style-asian="italic" style:font-name-complex="Arial5" style:font-size-complex="18pt" style:font-style-complex="normal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1945in" fo:line-height="100%" fo:text-align="center" style:justify-single-word="false" fo:orphans="2" fo:widows="2" fo:hyphenation-ladder-count="no-limit"/>
      <style:text-properties fo:text-transform="uppercase" fo:color="#ed7d31" style:font-name="Arial4" fo:font-size="36pt" fo:font-weight="normal" style:letter-kerning="true" style:font-size-asian="36pt" style:language-asian="ja" style:country-asian="JP" style:font-weight-asian="normal" style:font-name-complex="Arial5" style:font-size-complex="36pt" style:language-complex="ar" style:country-complex="SA" style:font-style-complex="normal" style:font-weight-complex="bold" fo:hyphenate="true" fo:hyphenation-remain-char-count="2" fo:hyphenation-push-char-count="2"/>
    </style:style>
    <style:style style:name="Guideline" style:family="paragraph" style:parent-style-name="Text_20_body" style:auto-update="true" style:master-page-name="">
      <style:paragraph-properties style:page-number="auto"/>
      <style:text-properties fo:color="#f58220" fo:font-style="italic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background-color="transparent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Bullet_20_Symbols" text:bullet-char="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6" text:style-name="Bullet_20_Symbols" text:bullet-char="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Bullet_20_Symbols" text:bullet-char="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Wingdings"/>
      </text:list-level-style-bullet>
      <text:list-level-style-bullet text:level="8" text:style-name="Bullet_20_Symbols" text:bullet-char="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5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7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8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fo:font-style="normal" fo:text-shadow="none" style:text-underline-style="none" style:font-name-asian="Arial2" style:font-style-asian="normal" style:font-name-complex="Arial2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  <style:text-properties fo:background-color="transparent"/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MP6" style:family="paragraph" style:parent-style-name="Footer">
      <style:paragraph-properties fo:line-height="100%" fo:padding-left="0in" fo:padding-right="0in" fo:padding-top="0.0835in" fo:padding-bottom="0in" fo:border-left="none" fo:border-right="none" fo:border-top="0.0035in solid #808080" fo:border-bottom="none">
        <style:tab-stops>
          <style:tab-stop style:position="7.2917in" style:type="right"/>
        </style:tab-stops>
      </style:paragraph-properties>
      <style:text-properties style:font-name="Arial4" fo:font-weight="normal" style:font-weight-asian="normal" style:font-weight-complex="normal"/>
    </style:style>
    <style:style style:name="MT1" style:family="text">
      <style:text-properties fo:background-color="transparent"/>
    </style:style>
    <style:style style:name="MT2" style:family="text">
      <style:text-properties style:font-name="Arial4" style:font-name-complex="Arial5"/>
    </style:style>
    <style:style style:name="Mfr1" style:family="graphic" style:parent-style-name="Graphics">
      <style:graphic-properties style:horizontal-pos="righ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5902in" fo:margin-bottom="0.5902in" fo:margin-left="0.5902in" fo:margin-right="0.590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2953in" fo:margin-bottom="0.2953in" fo:margin-left="0.7874in" fo:margin-right="0.7874in" style:writing-mode="lr-tb" style:layout-grid-color="#c0c0c0" style:layout-grid-lines="282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>10</text:page-number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<draw:frame draw:style-name="Mfr1" draw:name="graphics4" text:anchor-type="paragraph" svg:width="0.5in" svg:height="0.5in" draw:z-index="7"><draw:image xlink:href="Pictures/10000201000009F9000009F8975FA244.png" xlink:type="simple" xlink:show="embed" xlink:actuate="onLoad"/></draw:frame><text:subject/><text:title/><text:file-name text:display="name">Bestarion.QM.TEM.002-ODT_Base_Template-2_2</text:file-name><text:line-break/></text:p>
        <text:p text:style-name="Header"><text:tab/></text:p>
      </style:header>
      <style:footer>
        <text:p text:style-name="MP3">Copyright © <text:date style:data-style-name="N116" text:date-value="2020-08-07T16:41:56.10">2020</text:date>, Bestarion.<text:tab/><text:page-number text:select-page="current">10</text:page-number></text:p>
      </style:footer>
    </style:master-page>
    <style:master-page style:name="Landscape_20_Page" style:display-name="Landscape Page" style:page-layout-name="Mpm4" style:next-style-name="Content_20_Page">
      <style:header>
        <text:p text:style-name="MP4"><draw:frame draw:style-name="Mfr1" draw:name="đồ họa1" text:anchor-type="paragraph" svg:width="0.5in" svg:height="0.5in" draw:z-index="11"><draw:image xlink:href="Pictures/10000201000009F9000009F8975FA244.png" xlink:type="simple" xlink:show="embed" xlink:actuate="onLoad"/></draw:frame><text:file-name text:display="name">Bestarion.QM.TEM.002-ODT_Base_Template-2_2</text:file-name></text:p>
        <text:p text:style-name="MP4"/>
        <text:p text:style-name="MP4"/>
      </style:header>
      <style:footer>
        <text:p text:style-name="MP5"><text:span text:style-name="MT1">Copyright © </text:span><text:span text:style-name="MT1"><text:date style:data-style-name="N116" text:date-value="2020-08-07T16:41:56.11">2020</text:date></text:span><text:span text:style-name="MT1">, Bestarion Co., Ltd.</text:span><text:tab/><text:page-number text:select-page="current">9</text:page-number></text:p>
      </style:footer>
    </style:master-page>
    <style:master-page style:name="Converted1" style:page-layout-name="Mpm5">
      <style:header>
        <text:p text:style-name="Header"><text:subject/><text:title/><text:file-name text:display="name-and-extension">Bestarion.QM.TEM.002-ODT_Base_Template-2_2.ott</text:file-name><text:span text:style-name="MT2"><text:tab/></text:span><text:span text:style-name="MT2"><draw:frame draw:style-name="Mfr2" draw:name="1" text:anchor-type="as-char" svg:y="-0.2425in" svg:width="0.5701in" svg:height="0.472in" draw:z-index="0"><draw:image xlink:href="Pictures/10000201000000DC000000B734AB3E5F.png" xlink:type="simple" xlink:show="embed" xlink:actuate="onLoad"/></draw:frame></text:span></text:p>
      </style:header>
      <style:header-left>
        <text:p text:style-name="Header"><text:span text:style-name="MT2"><text:file-name text:display="name-and-extension">Bestarion.QM.TEM.002-ODT_Base_Template-2_2.ott</text:file-name></text:span><text:span text:style-name="MT2"><text:tab/></text:span><text:span text:style-name="MT2"><draw:frame draw:style-name="Mfr2" draw:name="graphics3" text:anchor-type="as-char" svg:y="-0.2425in" svg:width="0.5701in" svg:height="0.472in" draw:z-index="0"><draw:image xlink:href="Pictures/10000201000000DC000000B734AB3E5F.png" xlink:type="simple" xlink:show="embed" xlink:actuate="onLoad"/></draw:frame></text:span></text:p>
      </style:header-left>
      <style:footer>
        <text:p text:style-name="MP6">Copyright@ 2019 Bestarion Co., Ltd </text:p>
      </style:footer>
      <style:footer-left>
        <text:p text:style-name="MP6">Copyright@ 2019 Bestarion Co., Ltd 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ORGANIZATIONAL MARKDOWN DOCUMENTATION WORKFLOW</dc:title>
    <dc:description/>
    <dc:subject/>
    <meta:keyword/>
    <meta:initial-creator/>
    <dc:creator/>
    <meta:creation-date>2025-12-02T03:32:59Z</meta:creation-date>
    <dc:date>2025-12-02T03:32:59Z</dc:date>
    <meta:user-defined meta:name="depart_code" meta:value-type="string">MSS</meta:user-defined>
    <meta:user-defined meta:name="document_code" meta:value-type="string"/>
    <meta:user-defined meta:name="effective_date" meta:value-type="string"/>
    <meta:user-defined meta:name="last_updated" meta:value-type="string">Dec 2, 2025</meta:user-defined>
    <meta:user-defined meta:name="last_updated_by" meta:value-type="string">Tuan Nguyen-Quoc-Anh</meta:user-defined>
    <meta:user-defined meta:name="security_classification" meta:value-type="string">INTERNAL</meta:user-defined>
    <meta:user-defined meta:name="template_id" meta:value-type="string">Process_Base_Template-1_7</meta:user-defined>
    <meta:user-defined meta:name="version" meta:value-type="string">2.1</meta:user-defined>
  </office:meta>
</office:document-meta>
</file>